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-1.9693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erties of Riskfactors</text:p>
      <text:p text:style-name="Standard"/>
      <text:p text:style-name="Standard">A riskfactor is uniquely identified by the field</text:p>
      <text:list text:style-name="L1">
        <text:list-item>
          <text:p text:style-name="P1">ID</text:p>
        </text:list-item>
      </text:list>
      <text:p text:style-name="Standard">The user when defining a new riskfactor must assign the following attributes to it:</text:p>
      <text:list text:style-name="L2">
        <text:list-item>
          <text:p text:style-name="P2">ID_Riskmethod</text:p>
        </text:list-item>
        <text:list-item>
          <text:p text:style-name="P3"><text:span text:style-name="T1">Database</text:span></text:p>
        </text:list-item>
        <text:list-item>
          <text:p text:style-name="P3"><text:span text:style-name="T1">Table</text:span></text:p>
        </text:list-item>
        <text:list-item>
          <text:p text:style-name="P2">ID_Category</text:p>
        </text:list-item>
        <text:list-item>
          <text:p text:style-name="P2">ID_Rf_Construction</text:p>
        </text:list-item>
        <text:list-item>
          <text:p text:style-name="P2">Name</text:p>
        </text:list-item>
        <text:list-item>
          <text:p text:style-name="P2">ID_Currency</text:p>
        </text:list-item>
        <text:list-item>
          <text:p text:style-name="P2">Frequency</text:p>
        </text:list-item>
        <text:list-item>
          <text:p text:style-name="P2">Description</text:p>
        </text:list-item>
      </text:list>
      <text:p text:style-name="P4"/>
      <text:p text:style-name="P4">Description:</text:p>
      <text:p text:style-name="P4">Un riskfactor è identificato da un ID. Ci possono essere riskfactors simili che però sono assegnati a ID_Riskmethod diversi. Questo per permettere di utilizzare metodologie diverse utilizzando lo stesso riskfactor. Un riskfactor è costruito tramite un metodo. Ogni metodo richiede un certo numero di argomenti per costruire la serie storica del riskfactor corrispondente. La serie storica è salvata nella copia &lt;Database,tabella&gt; indicati. Ogni riskfactor deve possedere una frequenza ed un ID_Currency. Il nome è utilizzato solo per agevolare l'identificazione del riskfactor ma i join e le foreign keys devono essere fatti rispetto all'ID!</text:p>
      <text:p text:style-name="P4">Il campo ID_Rf_Construction è presente per identificare il metodo da usare nella costruzione della serie storica del riskfactor. La lista dei metodi disponibili è contenuta nella tabella DBRf_Construction e gli argomenti (i dati) necessari alla costruzione della serie storica sono contenuti nella tabella DBRf_Construction_Method_i, dove “i” è il numero di ID assegnato al metodo presente nella tabella ID_Rf_Construction. Ad ogni metodo corrisponderà una tabella DBRf_Construction_Method contenente i campi necessari alla costruzione dei riskfactors corrispondenti.</text:p>
      <text:p text:style-name="P4"/>
      <text:p text:style-name="P4"/>
      <text:p text:style-name="P4"/>
      <text:p text:style-name="P5">d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Claudio Ortelli</meta:initial-creator>
    <meta:creation-date>2007-02-26T11:10:27</meta:creation-date>
    <dc:creator>Claudio Ortelli</dc:creator>
    <dc:date>2007-02-26T12:17:47</dc:date>
    <dc:language>en-US</dc:language>
    <meta:editing-cycles>5</meta:editing-cycles>
    <meta:editing-duration>PT50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222" meta:character-count="1469"/>
  </office:meta>
</office:document-meta>
</file>